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dbbb" officeooo:paragraph-rsid="001bdbbb"/>
    </style:style>
    <style:style style:name="P2" style:family="paragraph" style:parent-style-name="Subtitle">
      <style:text-properties officeooo:rsid="00ffdd6b" officeooo:paragraph-rsid="00ffdd6b"/>
    </style:style>
    <style:style style:name="P3" style:family="paragraph" style:parent-style-name="Standard">
      <style:paragraph-properties fo:text-align="start" style:justify-single-word="false"/>
      <style:text-properties officeooo:rsid="00b5d20b" officeooo:paragraph-rsid="00b5d20b"/>
    </style:style>
    <style:style style:name="P4" style:family="paragraph" style:parent-style-name="Standard">
      <style:paragraph-properties fo:text-align="start" style:justify-single-word="false"/>
      <style:text-properties officeooo:rsid="0101d76a" officeooo:paragraph-rsid="0101d76a"/>
    </style:style>
    <style:style style:name="P5" style:family="paragraph" style:parent-style-name="Standard">
      <style:paragraph-properties fo:text-align="start" style:justify-single-word="false"/>
      <style:text-properties officeooo:rsid="01030311" officeooo:paragraph-rsid="01030311"/>
    </style:style>
    <style:style style:name="P6"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1049c60" officeooo:paragraph-rsid="01049c60"/>
    </style:style>
    <style:style style:name="P7"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105da84" officeooo:paragraph-rsid="0105da84"/>
    </style:style>
    <style:style style:name="P8" style:family="paragraph" style:parent-style-name="Text_20_body">
      <style:paragraph-properties fo:margin-left="0cm" fo:margin-right="0cm" fo:margin-top="0cm" fo:margin-bottom="0.25cm" loext:contextual-spacing="false" fo:text-align="justify" style:justify-single-word="false" fo:text-indent="0cm" style:auto-text-indent="false"/>
      <style:text-properties officeooo:rsid="01083dab" officeooo:paragraph-rsid="01083dab"/>
    </style:style>
    <style:style style:name="P9" style:family="paragraph" style:parent-style-name="Text_20_body">
      <style:paragraph-properties fo:margin-left="0cm" fo:margin-right="0cm" fo:margin-top="0cm" fo:margin-bottom="0.25cm" loext:contextual-spacing="false" fo:text-align="justify" style:justify-single-word="false" fo:text-indent="0cm" style:auto-text-indent="false"/>
      <style:text-properties officeooo:rsid="01083dab" officeooo:paragraph-rsid="0108a037"/>
    </style:style>
    <style:style style:name="P10" style:family="paragraph" style:parent-style-name="Text_20_body">
      <style:paragraph-properties fo:margin-left="0cm" fo:margin-right="0cm" fo:margin-top="0cm" fo:margin-bottom="0.25cm" loext:contextual-spacing="false" fo:text-align="justify" style:justify-single-word="false" fo:text-indent="0cm" style:auto-text-indent="false"/>
      <style:text-properties officeooo:rsid="010910fc" officeooo:paragraph-rsid="010910fc"/>
    </style:style>
    <style:style style:name="P11" style:family="paragraph" style:parent-style-name="Heading_20_1">
      <style:paragraph-properties fo:margin-left="0cm" fo:margin-right="0cm" fo:margin-top="0cm" fo:margin-bottom="0.25cm" loext:contextual-spacing="false" fo:text-align="justify" style:justify-single-word="false" fo:text-indent="0cm" style:auto-text-indent="false"/>
      <style:text-properties officeooo:rsid="0105da84" officeooo:paragraph-rsid="0105da84"/>
    </style:style>
    <style:style style:name="P12"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105da84" officeooo:paragraph-rsid="0107256e"/>
    </style:style>
    <style:style style:name="P13"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10910fc" officeooo:paragraph-rsid="010910fc"/>
    </style:style>
    <style:style style:name="T1" style:family="text">
      <style:text-properties officeooo:rsid="0057c8ae"/>
    </style:style>
    <style:style style:name="T2" style:family="text">
      <style:text-properties fo:font-weight="bold" style:font-weight-asian="bold" style:font-weight-complex="bold"/>
    </style:style>
    <style:style style:name="T3" style:family="text">
      <style:text-properties fo:font-weight="bold" officeooo:rsid="0108a037" style:font-weight-asian="bold" style:font-weight-complex="bold"/>
    </style:style>
    <style:style style:name="T4" style:family="text">
      <style:text-properties fo:font-style="italic"/>
    </style:style>
    <style:style style:name="T5" style:family="text">
      <style:text-properties officeooo:rsid="00ffdd6b"/>
    </style:style>
    <style:style style:name="T6" style:family="text">
      <style:text-properties officeooo:rsid="0105da84"/>
    </style:style>
    <style:style style:name="T7" style:family="text">
      <style:text-properties fo:font-weight="normal" style:font-weight-asian="normal" style:font-weight-complex="normal"/>
    </style:style>
    <style:style style:name="T8" style:family="text">
      <style:text-properties fo:font-weight="normal" officeooo:rsid="01084c5a" style:font-weight-asian="normal" style:font-weight-complex="normal"/>
    </style:style>
    <style:style style:name="T9" style:family="text">
      <style:text-properties fo:font-weight="normal" officeooo:rsid="010910f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ódigo"/>
      </text:sequence-decls>
      <text:p text:style-name="Title">Trabalho Prático <text:span text:style-name="T5">2 </text:span>de AEDS<text:span text:style-name="T1">3</text:span></text:p>
      <text:p text:style-name="P2">Andando na Física</text:p>
      <text:p text:style-name="P1">Douglas Rodrigues de Almeida</text:p>
      <text:p text:style-name="P1"><text:a xlink:type="simple" xlink:href="mailto:douglasralmeida@live.com" text:style-name="Internet_20_link" text:visited-style-name="Visited_20_Internet_20_Link">douglasralmeida@live.com</text:a></text:p>
      <text:h text:style-name="Heading_20_1" text:outline-level="1">1. Introdução</text:h>
      <text:p text:style-name="P6">Os grafos são estruturas discretas que consistem em vértices e arestas que ligam estes vértices. Problemas em quase todas as disciplinas concebíveis podem ser resolvidos usando modelos de grafos. Muitos problemas podem ser modelados usando grafos com pesos associados a suas arestas. Problemas que envolvem distâncias podem ser modelados associando as distâncias entre cidades às arestas de um grafo.</text:p>
      <text:p text:style-name="P6">Para ser mais específico, considere o comprimento de um caminho em um grafo com peso como a soma dos pesos das arestas desse caminho. <text:span text:style-name="T6">A questão é: qual é o caminho mais curto, isto é, o caminho de menor comprimento, entre dois vértices dados?</text:span></text:p>
      <text:p text:style-name="P7">O objetivo desse trabalho é implementar um aplicativo que calcule o caminho de menor comprimento entre dois vértices de um grafo. Mas, nem todos as arestas estão disponíveis para serem caminhados. São necessárias chaves distribuídas aleatoriamente pelos vértices do grafo que liberam o acesso a arestas trancadas.</text:p>
      <text:h text:style-name="P11" text:outline-level="1">2. Implementação</text:h>
      <text:h text:style-name="P12" text:outline-level="2">Estrutura de Dados</text:h>
      <text:p text:style-name="P8">Foram utilizadas diversas estruturas de dados no aplicativo dentre as quais:</text:p>
      <text:p text:style-name="P8"><text:span text:style-name="T2">Lista:</text:span> Para armazenar informações das chaves que estão armazenadas no grafo foi criada uma lista de vetores. A inserção e remoção de itens na lista é O(1). A pesquisa, feita de forma sequencial, é O(n).</text:p>
      <text:p text:style-name="P8"><text:span text:style-name="T2">Fila de Prioridades: </text:span><text:span text:style-name="T7">Para ser mais eficiente, o algoritmo de caminhos mais curtos utilizada uma fila de prioridades para armazenar as distâncias. A fila utilizada um heap que representa uma árvore indexada em um vetor. A inserção e remoção de itens na fila é O(</text:span><text:span text:style-name="T8">log </text:span><text:span text:style-name="T7">n).</text:span></text:p>
      <text:p text:style-name="P9"><text:span text:style-name="T3">Grafos</text:span><text:span text:style-name="T2">: </text:span><text:span text:style-name="T9">O tipo Grafo foi implementado usando matriz de adjacência. A matriz de adjacência de um grafo G=(V,A) contendo n vértices é uma matriz nxn de inteiros, em que A[i,j] representa o peso de uma aresta entre os vértices i e j, caso exista. Caso contrário A[i,j] é igual a 0.</text:span></text:p>
      <text:p text:style-name="P9"><text:span text:style-name="T9"/></text:p>
      <text:h text:style-name="P13" text:outline-level="2">Algoritmos</text:h>
      <text:p text:style-name="P10">Para encontrar o caminho mais curto entre dois vértices do grafo foi utilizado o algoritmo A*.</text:p>
      <text:h text:style-name="Heading_20_1" text:outline-level="1"><text:span text:style-name="T5">2. </text:span>Referências</text:h>
      <text:p text:style-name="P5">ROSEN, KENNETH H. 2009. Matemática Discreta e Suas Aplicações, Editora McGraw-Hill.</text:p>
      <text:p text:style-name="P5"/>
      <text:p text:style-name="P3">ZIVIANI, N. 2009. Projeto de Algoritmos com Implementações em Pascal e C, 2ª Edição, Editora Cengage Learning.</text:p>
      <text:p text:style-name="P3"><text:soft-page-break/></text:p>
      <text:p text:style-name="P3">A* search algorithm. (2016, November 1). In <text:span text:style-name="T4">Wikipedia, The Free Encyclopedia</text:span>. Retrieved 12:26, November 1, 2016, from <text:a xlink:type="simple" xlink:href="https://en.wikipedia.org/w/index.php?title=A*_search_algorithm&amp;oldid=747268230" text:style-name="Internet_20_link" text:visited-style-name="Visited_20_Internet_20_Link">https://en.wikipedia.org/w/index.php?title=A*_search_algorithm&amp;oldid=747268230</text:a></text:p>
      <text:p text:style-name="P3"/>
      <text:p text:style-name="P4">Introduction to A*. (2016, June 1). Retrieved 12:00, November 6, 2016, from <text:a xlink:type="simple" xlink:href="http://www.redblobgames.com/pathfinding/a-star/introduction.html" text:style-name="Internet_20_link" text:visited-style-name="Visited_20_Internet_20_Link">http://www.redblobgames.com/pathfinding/a-star/introduction.html</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Liberation Serif1" fo:font-family="'Liberation Serif'" style:font-style-name="Negrito"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2" fo:font-family="'Liberation Serif'" style:font-style-name="Regular" style:font-family-generic="roman" style:font-pitch="variable" fo:font-size="15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1" fo:font-family="'Liberation Serif'" style:font-style-name="Negrito" style:font-family-generic="roman"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Negrito" style:font-family-generic="roman" style:font-pitch="variable" fo:font-size="105%" fo:font-weight="bold" style:font-size-asian="115%" style:font-weight-asian="bold" style:font-size-complex="115%" style:font-weight-complex="bold"/>
    </style:style>
    <style:style style:name="Codigo_20_Fonte" style:display-name="Codigo Fonte" style:family="paragraph" style:parent-style-name="Standard">
      <style:text-properties style:font-name="Liberation Mono" fo:font-family="'Liberation Mono'" style:font-style-name="Regular" style:font-family-generic="modern" style:font-pitch="fixed" fo:font-size="10.5pt" officeooo:rsid="00294700"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áfico"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ódigo"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7:53.924000000</meta:creation-date>
    <dc:date>2016-11-07T05:47:10.876132142</dc:date>
    <meta:editing-duration>PT14H38M30S</meta:editing-duration>
    <meta:editing-cycles>218</meta:editing-cycles>
    <meta:generator>LibreOffice/4.3.7.2$Linux_X86_64 LibreOffice_project/430$Build-2</meta:generator>
    <dc:title>Documentação TP2 de AEDS3</dc:title>
    <meta:document-statistic meta:table-count="0" meta:image-count="0" meta:object-count="0" meta:page-count="2" meta:paragraph-count="21" meta:word-count="391" meta:character-count="2569" meta:non-whitespace-character-count="2199"/>
  </office:meta>
</office:document-meta>
</file>